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354in"/>
    </style:style>
    <style:style style:name="co3" style:family="table-column">
      <style:table-column-properties fo:break-before="auto" style:column-width="1.1346in"/>
    </style:style>
    <style:style style:name="co4" style:family="table-column">
      <style:table-column-properties fo:break-before="auto" style:column-width="1.2091in"/>
    </style:style>
    <style:style style:name="co5" style:family="table-column">
      <style:table-column-properties fo:break-before="auto" style:column-width="1.1673in"/>
    </style:style>
    <style:style style:name="co6" style:family="table-column">
      <style:table-column-properties fo:break-before="auto" style:column-width="1.3492in"/>
    </style:style>
    <style:style style:name="co8" style:family="table-column">
      <style:table-column-properties fo:break-before="auto" style:column-width="1.0929in"/>
    </style:style>
    <style:style style:name="co9" style:family="table-column">
      <style:table-column-properties fo:break-before="auto" style:column-width="1.1917in"/>
    </style:style>
    <style:style style:name="co10" style:family="table-column">
      <style:table-column-properties fo:break-before="auto" style:column-width="1.7547in"/>
    </style:style>
    <style:style style:name="co11" style:family="table-column">
      <style:table-column-properties fo:break-before="auto" style:column-width="1.026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09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style:font-name-asian="WenQuanYi Micro Hei" style:font-name-complex="Lohit Hindi"/>
    </style:style>
    <style:style style:name="ce3" style:family="table-cell" style:parent-style-name="Default">
      <style:text-properties style:font-name-asian="WenQuanYi Micro Hei" style:font-name-complex="Lohit Hindi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>
            <text:p>Present tense</text:p>
          </table:table-cell>
          <table:table-cell office:value-type="string">
            <text:p>1.SG.SUBJ</text:p>
          </table:table-cell>
          <table:table-cell office:value-type="string">
            <text:p>2.SG.SUBJ</text:p>
          </table:table-cell>
          <table:table-cell office:value-type="string">
            <text:p>1.PL.SUBJ</text:p>
          </table:table-cell>
          <table:table-cell office:value-type="string">
            <text:p>2.PL.SUBJ</text:p>
          </table:table-cell>
          <table:table-cell office:value-type="string">
            <text:p>3.SG.SUBJ</text:p>
          </table:table-cell>
          <table:table-cell office:value-type="string">
            <text:p>3.PL.SUBJ</text:p>
          </table:table-cell>
          <table:table-cell table:number-columns-repeated="4"/>
        </table:table-row>
        <table:table-row table:style-name="ro1">
          <table:table-cell office:value-type="string">
            <text:p>1.SG.OBJ</text:p>
          </table:table-cell>
          <table:table-cell office:value-type="string">
            <text:p>X</text:p>
          </table:table-cell>
          <table:table-cell office:value-type="string">
            <text:p>0-მ-კლ-ავ-0</text:p>
          </table:table-cell>
          <table:table-cell office:value-type="string">
            <text:p>X</text:p>
          </table:table-cell>
          <table:table-cell office:value-type="string">
            <text:p>0-მ-კლ-ავ-თ</text:p>
          </table:table-cell>
          <table:table-cell office:value-type="string">
            <text:p>მ-კლ-ავ-ს</text:p>
          </table:table-cell>
          <table:table-cell office:value-type="string">
            <text:p>მ-კლ-ავ-ენ</text:p>
          </table:table-cell>
          <table:table-cell office:value-type="string">
            <text:p>markers:</text:p>
          </table:table-cell>
          <table:table-cell table:style-name="ce2" office:value-type="string">
            <text:p>კლ = “to kill”</text:p>
          </table:table-cell>
          <table:table-cell office:value-type="string">
            <text:p>ავ = <text:s/>“?”</text:p>
          </table:table-cell>
          <table:table-cell office:value-type="string">
            <text:p>ვ = “1.SUBJ”</text:p>
          </table:table-cell>
        </table:table-row>
        <table:table-row table:style-name="ro1">
          <table:table-cell office:value-type="string">
            <text:p>2.SG.OBJ</text:p>
          </table:table-cell>
          <table:table-cell office:value-type="string">
            <text:p>გ-კლ-ავ-0</text:p>
          </table:table-cell>
          <table:table-cell office:value-type="string">
            <text:p>X</text:p>
          </table:table-cell>
          <table:table-cell office:value-type="string">
            <text:p>გ-კლ-ავ-თ</text:p>
          </table:table-cell>
          <table:table-cell office:value-type="string">
            <text:p>X</text:p>
          </table:table-cell>
          <table:table-cell office:value-type="string">
            <text:p>გ-კლ-ავ-ს</text:p>
          </table:table-cell>
          <table:table-cell office:value-type="string">
            <text:p>გ-კლ-ავ-ენ</text:p>
          </table:table-cell>
          <table:table-cell/>
          <table:table-cell office:value-type="string">
            <text:p>გ = “1.SUBJ &amp; 2.OBJ”</text:p>
          </table:table-cell>
          <table:table-cell/>
          <table:table-cell table:style-name="ce2" office:value-type="string">
            <text:p>თ = “1.PL.SUBJ” AND/OR “2.PL.OBJ/SUBJ”</text:p>
          </table:table-cell>
        </table:table-row>
        <table:table-row table:style-name="ro1">
          <table:table-cell office:value-type="string">
            <text:p>3.SG/PL.OBJ</text:p>
          </table:table-cell>
          <table:table-cell office:value-type="string">
            <text:p>ვ-0-კლ-ავ-0</text:p>
          </table:table-cell>
          <table:table-cell office:value-type="string">
            <text:p>0-0-კლ-ავ-0</text:p>
          </table:table-cell>
          <table:table-cell office:value-type="string">
            <text:p>ვ-0-კლ-ავ-თ</text:p>
          </table:table-cell>
          <table:table-cell office:value-type="string">
            <text:p>0-0-კლ-ავ-თ</text:p>
          </table:table-cell>
          <table:table-cell office:value-type="string">
            <text:p>0-კლ-ავ-ს</text:p>
          </table:table-cell>
          <table:table-cell office:value-type="string">
            <text:p>0-კლ-ავ-ენ</text:p>
          </table:table-cell>
          <table:table-cell/>
          <table:table-cell office:value-type="string">
            <text:p>X <text:s/>= Impossible form</text:p>
          </table:table-cell>
          <table:table-cell/>
          <table:table-cell table:style-name="ce2" office:value-type="string">
            <text:p>გვ = “1.PL.OBJ”</text:p>
          </table:table-cell>
        </table:table-row>
        <table:table-row table:style-name="ro1">
          <table:table-cell office:value-type="string">
            <text:p>1.PL.OBJ</text:p>
          </table:table-cell>
          <table:table-cell office:value-type="string">
            <text:p>X</text:p>
          </table:table-cell>
          <table:table-cell office:value-type="string">
            <text:p>0-გვ-კლ-ავ-0</text:p>
          </table:table-cell>
          <table:table-cell office:value-type="string">
            <text:p>X</text:p>
          </table:table-cell>
          <table:table-cell office:value-type="string">
            <text:p>0-გვ-კლ-ავ-თ</text:p>
          </table:table-cell>
          <table:table-cell office:value-type="string">
            <text:p>გვ-კლ-ავ-ს</text:p>
          </table:table-cell>
          <table:table-cell office:value-type="string">
            <text:p>გვ-კლ-ავ-ენ</text:p>
          </table:table-cell>
          <table:table-cell/>
          <table:table-cell table:style-name="ce2" office:value-type="string">
            <text:p>ს = “3.SG.PRES”</text:p>
          </table:table-cell>
          <table:table-cell/>
          <table:table-cell table:style-name="ce2" office:value-type="string">
            <text:p>მ = “1.SG.OBJ”</text:p>
          </table:table-cell>
        </table:table-row>
        <table:table-row table:style-name="ro1">
          <table:table-cell office:value-type="string">
            <text:p>2.PL.OBJ</text:p>
          </table:table-cell>
          <table:table-cell office:value-type="string">
            <text:p>გ-კლ-ავ-თ</text:p>
          </table:table-cell>
          <table:table-cell office:value-type="string">
            <text:p>X</text:p>
          </table:table-cell>
          <table:table-cell office:value-type="string">
            <text:p>გ-კლ-ავ-თ</text:p>
          </table:table-cell>
          <table:table-cell office:value-type="string">
            <text:p>X</text:p>
          </table:table-cell>
          <table:table-cell office:value-type="string">
            <text:p>გ-კლ-ავ-თ</text:p>
          </table:table-cell>
          <table:table-cell office:value-type="string">
            <text:p>გ-კლ-ავ-ენ</text:p>
          </table:table-cell>
          <table:table-cell/>
          <table:table-cell table:style-name="ce2" office:value-type="string">
            <text:p>ენ = “3.PL.PRES”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0 = “2.SUBJ”</text:p>
          </table:table-cell>
          <table:table-cell office:value-type="string">
            <text:p>0 = “3.OBJ”</text:p>
          </table:table-cell>
          <table:table-cell office:value-type="string">
            <text:p>0 = “IMPERF”</text:p>
          </table:table-cell>
        </table:table-row>
        <table:table-row table:style-name="ro1">
          <table:table-cell table:style-name="ce1" office:value-type="string">
            <text:p>Future tense</text:p>
          </table:table-cell>
          <table:table-cell office:value-type="string">
            <text:p>1.SG.SUBJ</text:p>
          </table:table-cell>
          <table:table-cell office:value-type="string">
            <text:p>2.SG.SUBJ</text:p>
          </table:table-cell>
          <table:table-cell office:value-type="string">
            <text:p>1.PL.SUBJ</text:p>
          </table:table-cell>
          <table:table-cell office:value-type="string">
            <text:p>2.PL.SUBJ</text:p>
          </table:table-cell>
          <table:table-cell office:value-type="string">
            <text:p>3.SG.SUBJ</text:p>
          </table:table-cell>
          <table:table-cell office:value-type="string">
            <text:p>3.PL.SUBJ</text:p>
          </table:table-cell>
          <table:table-cell table:number-columns-repeated="4"/>
        </table:table-row>
        <table:table-row table:style-name="ro1">
          <table:table-cell office:value-type="string">
            <text:p>1.SG.OBJ</text:p>
          </table:table-cell>
          <table:table-cell office:value-type="string">
            <text:p>X</text:p>
          </table:table-cell>
          <table:table-cell office:value-type="string">
            <text:p>მო-0-მ-კლ-ავ-0</text:p>
          </table:table-cell>
          <table:table-cell office:value-type="string">
            <text:p>X</text:p>
          </table:table-cell>
          <table:table-cell office:value-type="string">
            <text:p>მო-0-მ-კლ-ავ-თ</text:p>
          </table:table-cell>
          <table:table-cell office:value-type="string">
            <text:p>მო-მ-კლ-ავ-ს</text:p>
          </table:table-cell>
          <table:table-cell office:value-type="string">
            <text:p>მო-მ-კლ-ავ-ენ</text:p>
          </table:table-cell>
          <table:table-cell/>
          <table:table-cell office:value-type="string">
            <text:p>მო = “PERF”</text:p>
          </table:table-cell>
          <table:table-cell table:number-columns-repeated="2"/>
        </table:table-row>
        <table:table-row table:style-name="ro1">
          <table:table-cell office:value-type="string">
            <text:p>2.SG.OBJ</text:p>
          </table:table-cell>
          <table:table-cell office:value-type="string">
            <text:p>გ-კლ-ავ-0</text:p>
          </table:table-cell>
          <table:table-cell office:value-type="string">
            <text:p>X</text:p>
          </table:table-cell>
          <table:table-cell office:value-type="string">
            <text:p>გ-კლ-ავ-თ</text:p>
          </table:table-cell>
          <table:table-cell office:value-type="string">
            <text:p>X</text:p>
          </table:table-cell>
          <table:table-cell office:value-type="string">
            <text:p>მო-გ-კლ-ავ-ს</text:p>
          </table:table-cell>
          <table:table-cell office:value-type="string">
            <text:p>მო-გ-კლ-ავ-ენ</text:p>
          </table:table-cell>
          <table:table-cell table:number-columns-repeated="4"/>
        </table:table-row>
        <table:table-row table:style-name="ro1">
          <table:table-cell office:value-type="string">
            <text:p>3.SG/PL.OBJ</text:p>
          </table:table-cell>
          <table:table-cell office:value-type="string">
            <text:p>მო-ვ-0-კლ-ავ-0</text:p>
          </table:table-cell>
          <table:table-cell office:value-type="string">
            <text:p>მო-0-0-კლ-ავ-0</text:p>
          </table:table-cell>
          <table:table-cell office:value-type="string">
            <text:p>მო-ვ-0-კლ-ავ-თ</text:p>
          </table:table-cell>
          <table:table-cell office:value-type="string">
            <text:p>მო-0-0-კლ-ავ-თ</text:p>
          </table:table-cell>
          <table:table-cell office:value-type="string">
            <text:p>მო-0-კლ-ავ-ს</text:p>
          </table:table-cell>
          <table:table-cell office:value-type="string">
            <text:p>მო-0-კლ-ავ-ენ</text:p>
          </table:table-cell>
          <table:table-cell table:number-columns-repeated="4"/>
        </table:table-row>
        <table:table-row table:style-name="ro1">
          <table:table-cell office:value-type="string">
            <text:p>1.PL.OBJ</text:p>
          </table:table-cell>
          <table:table-cell office:value-type="string">
            <text:p>X</text:p>
          </table:table-cell>
          <table:table-cell office:value-type="string">
            <text:p>მო-0-გვ-კლ-ავ-0</text:p>
          </table:table-cell>
          <table:table-cell office:value-type="string">
            <text:p>X</text:p>
          </table:table-cell>
          <table:table-cell office:value-type="string">
            <text:p>მო-0-გვ-კლ-ავ-თ</text:p>
          </table:table-cell>
          <table:table-cell office:value-type="string">
            <text:p>მო-გვ-კლ-ავ-ს</text:p>
          </table:table-cell>
          <table:table-cell office:value-type="string">
            <text:p>მო-გვ-კლ-ავ-ენ</text:p>
          </table:table-cell>
          <table:table-cell table:number-columns-repeated="4"/>
        </table:table-row>
        <table:table-row table:style-name="ro1">
          <table:table-cell office:value-type="string">
            <text:p>2.PL.OBJ</text:p>
          </table:table-cell>
          <table:table-cell office:value-type="string">
            <text:p>გ-კლ-ავ-თ</text:p>
          </table:table-cell>
          <table:table-cell office:value-type="string">
            <text:p>X</text:p>
          </table:table-cell>
          <table:table-cell office:value-type="string">
            <text:p>გ-კლ-ავ-თ</text:p>
          </table:table-cell>
          <table:table-cell office:value-type="string">
            <text:p>X</text:p>
          </table:table-cell>
          <table:table-cell office:value-type="string">
            <text:p>მო-გ-კლ-ავ-თ</text:p>
          </table:table-cell>
          <table:table-cell office:value-type="string">
            <text:p>მო-გ-კლ-ავ-ენ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Aorist</text:p>
          </table:table-cell>
          <table:table-cell office:value-type="string">
            <text:p>1.SG.SUBJ</text:p>
          </table:table-cell>
          <table:table-cell office:value-type="string">
            <text:p>2.SG.SUBJ</text:p>
          </table:table-cell>
          <table:table-cell office:value-type="string">
            <text:p>1.PL.SUBJ</text:p>
          </table:table-cell>
          <table:table-cell office:value-type="string">
            <text:p>2.PL.SUBJ</text:p>
          </table:table-cell>
          <table:table-cell office:value-type="string">
            <text:p>3.SG.SUBJ</text:p>
          </table:table-cell>
          <table:table-cell office:value-type="string">
            <text:p>3.PL.SUBJ</text:p>
          </table:table-cell>
          <table:table-cell table:number-columns-repeated="4"/>
        </table:table-row>
        <table:table-row table:style-name="ro2">
          <table:table-cell office:value-type="string">
            <text:p>1.SG.OBJ</text:p>
          </table:table-cell>
          <table:table-cell office:value-type="string">
            <text:p>X</text:p>
          </table:table-cell>
          <table:table-cell office:value-type="string">
            <text:p>მო-0-მ-კლ-ი</text:p>
          </table:table-cell>
          <table:table-cell office:value-type="string">
            <text:p>X</text:p>
          </table:table-cell>
          <table:table-cell office:value-type="string">
            <text:p>მო-0-მ-კლ-ი-თ</text:p>
          </table:table-cell>
          <table:table-cell office:value-type="string">
            <text:p>მო-მ-კლ-ა</text:p>
          </table:table-cell>
          <table:table-cell office:value-type="string">
            <text:p>მო-მ-კლ-ეს</text:p>
          </table:table-cell>
          <table:table-cell/>
          <table:table-cell office:value-type="string">
            <text:p>ეს = “3.PL.SUBJ.AOR”</text:p>
          </table:table-cell>
          <table:table-cell table:number-columns-repeated="2"/>
        </table:table-row>
        <table:table-row table:style-name="ro2">
          <table:table-cell office:value-type="string">
            <text:p>2.SG.OBJ</text:p>
          </table:table-cell>
          <table:table-cell office:value-type="string">
            <text:p>მო-გ-კლ-ი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მო-გ-კლ-ა</text:p>
          </table:table-cell>
          <table:table-cell office:value-type="string">
            <text:p>მო-გ-კლ-ეს</text:p>
          </table:table-cell>
          <table:table-cell/>
          <table:table-cell office:value-type="string">
            <text:p>ა = “3.SG.SUBJ.AOR”</text:p>
          </table:table-cell>
          <table:table-cell table:number-columns-repeated="2"/>
        </table:table-row>
        <table:table-row table:style-name="ro1">
          <table:table-cell office:value-type="string">
            <text:p>3.SG/PL.OBJ</text:p>
          </table:table-cell>
          <table:table-cell/>
          <table:table-cell office:value-type="string">
            <text:p>მო-0-0-კლ-ი</text:p>
          </table:table-cell>
          <table:table-cell/>
          <table:table-cell office:value-type="string">
            <text:p>მო-0-0-კლ-ი-თ</text:p>
          </table:table-cell>
          <table:table-cell office:value-type="string">
            <text:p>მო-0-კლ-ა</text:p>
          </table:table-cell>
          <table:table-cell office:value-type="string">
            <text:p>მო-0-კლ-ეს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string">
            <text:p>1.PL.OBJ</text:p>
          </table:table-cell>
          <table:table-cell office:value-type="string">
            <text:p>X</text:p>
          </table:table-cell>
          <table:table-cell office:value-type="string">
            <text:p>მო-0-გვ-კლ-ი</text:p>
          </table:table-cell>
          <table:table-cell office:value-type="string">
            <text:p>x</text:p>
          </table:table-cell>
          <table:table-cell office:value-type="string">
            <text:p>მო-0-გვ-კლ-ი-თ</text:p>
          </table:table-cell>
          <table:table-cell office:value-type="string">
            <text:p>მო-გვ-კლ-ა</text:p>
          </table:table-cell>
          <table:table-cell office:value-type="string">
            <text:p>მო-გვ-კლ-ეს</text:p>
          </table:table-cell>
          <table:table-cell table:number-columns-repeated="4"/>
        </table:table-row>
        <table:table-row table:style-name="ro1">
          <table:table-cell office:value-type="string">
            <text:p>2.PL.OBJ</text:p>
          </table:table-cell>
          <table:table-cell office:value-type="string">
            <text:p>მო-გ-კლ-ი-თ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მო-გ-კლ-ა-თ</text:p>
          </table:table-cell>
          <table:table-cell office:value-type="string">
            <text:p>მო-გ-კლ-ეს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Ex. for 2.SG.SUBJ and 1.SG OBJ</text:p>
          </table:table-cell>
          <table:table-cell office:value-type="string">
            <text:p>კლ</text:p>
          </table:table-cell>
          <table:table-cell office:value-type="string">
            <text:p>root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მ-კლ ; 0-მ-კლ</text:p>
          </table:table-cell>
          <table:table-cell office:value-type="string">
            <text:p>Per + root</text:p>
          </table:table-cell>
          <table:table-cell office:value-type="string">
            <text:p>add object and then subject prefixes OR add fusional object/subject prefix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0-მ-კლ-ავ</text:p>
          </table:table-cell>
          <table:table-cell office:value-type="string">
            <text:p>X + PSF</text:p>
          </table:table-cell>
          <table:table-cell office:value-type="string">
            <text:p>add PRES/FUT marker; or AOR marker if NOT 3<text:span text:style-name="T1">rd</text:span> person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0-მ-კლ-ავ-0</text:p>
          </table:table-cell>
          <table:table-cell office:value-type="string">
            <text:p>X + 3<text:span text:style-name="T1">rd</text:span> person / plural</text:p>
          </table:table-cell>
          <table:table-cell office:value-type="string">
            <text:p>add 3<text:span text:style-name="T1">rd</text:span> person markers if 3<text:span text:style-name="T1">rd</text:span>; plural marker if not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>
            <text:p>0-0-მ-კლ-ავ-0</text:p>
          </table:table-cell>
          <table:table-cell office:value-type="string">
            <text:p>PERF + X</text:p>
          </table:table-cell>
          <table:table-cell office:value-type="string">
            <text:p>add (im)perf marker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Result: every verb has 6 slots; added in steps</text:p>
          </table:table-cell>
          <table:table-cell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>
            <text:p>(IM)PERF-SUBJ-OBJ-root-TENSE-SG/PL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erf marker is picked from a list based on class of verb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PERF</text:p>
          </table:table-cell>
          <table:table-cell office:value-type="string">
            <text:p>SUBJ prefixes:</text:p>
          </table:table-cell>
          <table:table-cell office:value-type="string">
            <text:p>OBJ prefixes</text:p>
          </table:table-cell>
          <table:table-cell office:value-type="string">
            <text:p>root (not syncope)</text:p>
          </table:table-cell>
          <table:table-cell office:value-type="string">
            <text:p>TENSE suffixes</text:p>
          </table:table-cell>
          <table:table-cell office:value-type="string">
            <text:p>SG/PL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picked from list</text:p>
          </table:table-cell>
          <table:table-cell office:value-type="string">
            <text:p>1.SUBJ = ვ</text:p>
          </table:table-cell>
          <table:table-cell office:value-type="string">
            <text:p>1.OBJ.SG = მ</text:p>
          </table:table-cell>
          <table:table-cell office:value-type="string">
            <text:p>from vocab</text:p>
          </table:table-cell>
          <table:table-cell office:value-type="string">
            <text:p>picked from list from vocab</text:p>
          </table:table-cell>
          <table:table-cell office:value-type="string">
            <text:p>If ½.SUBJ or 3<text:span text:style-name="T1">rd</text:span>.SUBJ and AOR tense: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vocab based</text:p>
          </table:table-cell>
          <table:table-cell office:value-type="string">
            <text:p>2.SUBJ = 0</text:p>
          </table:table-cell>
          <table:table-cell office:value-type="string">
            <text:p>1.OBJ.PL = გვ</text:p>
          </table:table-cell>
          <table:table-cell/>
          <table:table-cell office:value-type="string">
            <text:p>will be null for AOR.3.SUBJ</text:p>
          </table:table-cell>
          <table:table-cell office:value-type="string">
            <text:p>Sg = 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3.SUBJ = 0</text:p>
          </table:table-cell>
          <table:table-cell office:value-type="string">
            <text:p>2.OBJ = გ</text:p>
          </table:table-cell>
          <table:table-cell table:number-columns-repeated="2"/>
          <table:table-cell office:value-type="string">
            <text:p>Pl = თ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1.SUBJ if 2.OBJ = 0</text:p>
          </table:table-cell>
          <table:table-cell office:value-type="string">
            <text:p>3.OBJ = 0</text:p>
          </table:table-cell>
          <table:table-cell table:number-columns-repeated="2"/>
          <table:table-cell office:value-type="string">
            <text:p>If 3 SUBJ: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picked based on tense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3.SG.PRES = ს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3.PL.PRES = ენ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3.SG.AOR = ა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3.PL.AOR = ეს</text:p>
          </table:table-cell>
          <table:table-cell table:number-columns-repeated="2"/>
        </table:table-row>
      </table:table>
      <table:table table:name="Sheet2" table:style-name="ta1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0">01/20/2012</text:date>, <text:time>14:5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 Smith</meta:initial-creator>
    <meta:creation-date>2012-01-18T19:09:07</meta:creation-date>
    <dc:date>2012-01-20T14:51:01</dc:date>
    <dc:creator>Ryan Smith</dc:creator>
    <meta:editing-duration>PT7H35M18S</meta:editing-duration>
    <meta:editing-cycles>17</meta:editing-cycles>
    <meta:generator>LibreOffice/3.4$Unix LibreOffice_project/340m1$Build-402</meta:generator>
    <meta:document-statistic meta:table-count="3" meta:cell-count="185" meta:object-count="0"/>
  </office:meta>
</office:document-meta>
</file>